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Arial" fo:font-size="10pt" fo:letter-spacing="normal" fo:font-style="normal" fo:font-weight="normal" officeooo:paragraph-rsid="0010aead" style:font-size-asian="10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s aventuriers sons assez bien vus dans ce monde m'aiment si certains les voit comme des héros d'autres des mercenaires ou bien m'aime des fauteurs de troubles. Duren c'est très rapidement fait un nom en tant qu'aventuriers grâce à sa popularité déjà existante et à de grandes mission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7T14:16:45.873000000</meta:creation-date>
    <dc:date>2021-05-07T14:18:57.199000000</dc:date>
    <meta:editing-duration>PT2M10S</meta:editing-duration>
    <meta:editing-cycles>2</meta:editing-cycles>
    <meta:generator>LibreOffice/6.4.4.2$Windows_X86_64 LibreOffice_project/3d775be2011f3886db32dfd395a6a6d1ca2630ff</meta:generator>
    <meta:document-statistic meta:table-count="0" meta:image-count="0" meta:object-count="0" meta:page-count="1" meta:paragraph-count="1" meta:word-count="48" meta:character-count="286" meta:non-whitespace-character-count="239"/>
  </office:meta>
</office:document-meta>
</file>